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594cm" fo:min-width="3.5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593cm" fo:min-width="3.5cm"/>
      <style:paragraph-properties style:writing-mode="lr-tb"/>
    </style:style>
    <style:style style:name="gr3" style:family="graphic" style:parent-style-name="standard">
      <style:graphic-properties draw:fill-color="#bf0041" draw:textarea-horizontal-align="justify" draw:textarea-vertical-align="middle" draw:auto-grow-height="false" fo:min-height="0.656cm" fo:min-width="3.5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656cm" fo:min-width="3.5cm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657cm" fo:min-width="3.5cm"/>
      <style:paragraph-properties style:writing-mode="lr-tb"/>
    </style:style>
    <style:style style:name="gr6" style:family="graphic" style:parent-style-name="standard">
      <style:graphic-properties draw:fill-color="#bf0041" draw:textarea-horizontal-align="justify" draw:textarea-vertical-align="middle" draw:auto-grow-height="false" fo:min-height="0.625cm" fo:min-width="3.75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625cm" fo:min-width="3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fill-color="#bf0041" draw:textarea-horizontal-align="justify" draw:textarea-vertical-align="middle" draw:auto-grow-height="false" fo:min-height="0.75cm" fo:min-width="4cm"/>
      <style:paragraph-properties style:writing-mode="lr-tb"/>
    </style:style>
    <style:style style:name="gr13" style:family="graphic" style:parent-style-name="standard">
      <style:graphic-properties draw:fill-color="#81d41a" draw:textarea-horizontal-align="justify" draw:textarea-vertical-align="middle" draw:auto-grow-height="false" fo:min-height="0.75cm" fo:min-width="4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objectwithoutfill">
      <style:graphic-properties draw:marker-end="Arrowheads_20_2" draw:marker-end-width="0.3cm" draw:fill="none" draw:textarea-vertical-align="middle"/>
    </style:style>
    <style:style style:name="gr16" style:family="graphic" style:parent-style-name="objectwithoutfill">
      <style:graphic-properties draw:marker-end="Arrowheads_20_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bf0041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cm" svg:height="0.844cm" svg:x="4.2cm" svg:y="2.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843cm" svg:x="4.2cm" svg:y="3.54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4.38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5.231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6.0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0.843cm" svg:x="4.2cm" svg:y="6.91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906cm" svg:x="4.35cm" svg:y="10.75cm">
          <text:p text:style-name="P1">RESERV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0.906cm" svg:x="4.35cm" svg:y="15.281cm">
          <text:p text:style-name="P1">F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cm" svg:height="0.906cm" svg:x="4.35cm" svg:y="14.3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906cm" svg:x="4.35cm" svg:y="11.656cm">
          <text:p text:style-name="P1">FRE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0.907cm" svg:x="4.35cm" svg:y="12.562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906cm" svg:x="4.35cm" svg:y="13.46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5cm" svg:height="0.875cm" svg:x="4.3cm" svg:y="19.94cm">
          <text:p text:style-name="P1">RESERVE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25cm" svg:height="0.875cm" svg:x="4.3cm" svg:y="20.815cm">
          <text:p text:style-name="P1">RESERVED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1.6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2.56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3.44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4.31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5.19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25cm" svg:height="0.875cm" svg:x="4.3cm" svg:y="26.06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7.762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844cm" svg:x="4.2cm" svg:y="8.606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0.907cm" svg:x="4.35cm" svg:y="16.187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0.906cm" svg:x="4.35cm" svg:y="17.094cm">
          <text:p text:style-name="P1">FREE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7.75cm" svg:height="4.5cm" svg:x="9cm" svg:y="3.7cm">
          <draw:text-box>
            <text:p text:style-name="P5"><text:span text:style-name="T1">State of the </text:span><text:span text:style-name="T1">RAM before </text:span><text:span text:style-name="T1">initializing </text:span><text:span text:style-name="T1">any variable </text:span><text:span text:style-name="T1">within the </text:span><text:span text:style-name="T1">program</text:span></text:p>
          </draw:text-box>
        </draw:frame>
        <draw:frame draw:style-name="gr8" draw:text-style-name="P8" draw:layer="layout" svg:width="7.75cm" svg:height="4.5cm" svg:x="9cm" svg:y="11.5cm">
          <draw:text-box>
            <text:p text:style-name="P7">The state of RAM when the first variable “num” is initialised.</text:p>
          </draw:text-box>
        </draw:frame>
        <draw:frame draw:style-name="gr8" draw:text-style-name="P6" draw:layer="layout" svg:width="7.75cm" svg:height="4.5cm" svg:x="9.25cm" svg:y="20cm">
          <draw:text-box>
            <text:p text:style-name="P5"><text:span text:style-name="T1">The state of </text:span><text:span text:style-name="T1">RAM when </text:span><text:span text:style-name="T1">the two </text:span><text:span text:style-name="T1">variables </text:span><text:span text:style-name="T1">“num” and </text:span><text:span text:style-name="T1">tempNum </text:span><text:span text:style-name="T1">are declared</text:span></text:p>
          </draw:text-box>
        </draw:frame>
        <draw:frame draw:style-name="gr9" draw:text-style-name="P10" draw:layer="layout" svg:width="2cm" svg:height="1cm" svg:x="2.45cm" svg:y="19.85cm">
          <draw:text-box>
            <text:p text:style-name="P9"><text:span text:style-name="T1">num</text:span></text:p>
          </draw:text-box>
        </draw:frame>
        <draw:frame draw:style-name="gr9" draw:text-style-name="P10" draw:layer="layout" svg:width="2cm" svg:height="1cm" svg:x="2.45cm" svg:y="10.75cm">
          <draw:text-box>
            <text:p text:style-name="P9"><text:span text:style-name="T1">num</text:span></text:p>
          </draw:text-box>
        </draw:frame>
        <draw:frame draw:style-name="gr10" draw:text-style-name="P11" draw:layer="layout" svg:width="3.5cm" svg:height="2.134cm" svg:x="0.95cm" svg:y="20.75cm">
          <draw:text-box>
            <text:p><text:span text:style-name="T1">tempNum</text:span></text:p>
          </draw:text-box>
        </draw:frame>
        <draw:frame draw:style-name="gr11" draw:text-style-name="P6" draw:layer="layout" svg:width="4cm" svg:height="0.962cm" svg:x="4cm" svg:y="1.753cm">
          <draw:text-box>
            <text:p text:style-name="P5"><text:span text:style-name="T1">RAM</text:span></text:p>
          </draw:text-box>
        </draw:frame>
        <draw:frame draw:style-name="gr11" draw:text-style-name="P6" draw:layer="layout" svg:width="4cm" svg:height="0.962cm" svg:x="4.25cm" svg:y="9.788cm">
          <draw:text-box>
            <text:p text:style-name="P5"><text:span text:style-name="T1">RAM</text:span></text:p>
          </draw:text-box>
        </draw:frame>
        <draw:frame draw:style-name="gr11" draw:text-style-name="P6" draw:layer="layout" svg:width="4cm" svg:height="0.962cm" svg:x="4.5cm" svg:y="19.038cm">
          <draw:text-box>
            <text:p text:style-name="P5"><text:span text:style-name="T1">RAM</text:span></text:p>
          </draw:text-box>
        </draw:frame>
      </draw:page>
      <draw:page draw:name="page2" draw:style-name="dp1" draw:master-page-name="Default">
        <draw:custom-shape draw:style-name="gr12" draw:text-style-name="P3" draw:layer="layout" svg:width="4.5cm" svg:height="1cm" svg:x="4.291cm" svg:y="16.5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cm" svg:x="4.291cm" svg:y="17.5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291cm" svg:y="18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291cm" svg:y="19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291cm" svg:y="20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291cm" svg:y="21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291cm" svg:y="22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291cm" svg:y="23.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cm" svg:x="4.5cm" svg:y="3.75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5cm" svg:height="1cm" svg:x="4.5cm" svg:y="4.75cm">
          <text:p text:style-name="P1">RESERVED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5cm" svg:y="5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5cm" svg:y="6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5cm" svg:y="7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5cm" svg:y="8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5cm" svg:y="9.75cm">
          <text:p text:style-name="P1">FREE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5cm" svg:height="1cm" svg:x="4.5cm" svg:y="10.75cm">
          <text:p text:style-name="P1">FREE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8.791cm" svg:y1="18cm" svg:x2="10.541cm" svg:y2="18cm">
          <text:p/>
        </draw:line>
        <draw:line draw:style-name="gr15" draw:text-style-name="P12" draw:layer="layout" svg:x1="10.291cm" svg:y1="18cm" svg:x2="10.291cm" svg:y2="24cm">
          <text:p/>
        </draw:line>
        <draw:line draw:style-name="gr16" draw:text-style-name="P12" draw:layer="layout" svg:x1="10.25cm" svg:y1="23.94cm" svg:x2="13.75cm" svg:y2="23.94cm">
          <text:p/>
        </draw:line>
        <draw:frame draw:style-name="gr17" draw:text-style-name="P11" draw:layer="layout" svg:width="4.5cm" svg:height="2.25cm" svg:x="13.5cm" svg:y="23.5cm">
          <draw:text-box>
            <text:p>18 * 2</text:p>
          </draw:text-box>
        </draw:frame>
        <draw:frame draw:style-name="gr9" draw:text-style-name="P10" draw:layer="layout" svg:width="2cm" svg:height="1cm" svg:x="2cm" svg:y="3.75cm">
          <draw:text-box>
            <text:p text:style-name="P9"><text:span text:style-name="T1">num</text:span></text:p>
          </draw:text-box>
        </draw:frame>
        <draw:frame draw:style-name="gr10" draw:text-style-name="P11" draw:layer="layout" svg:width="3.5cm" svg:height="2.134cm" svg:x="1.25cm" svg:y="4.866cm">
          <draw:text-box>
            <text:p><text:span text:style-name="T1">tempNum</text:span></text:p>
          </draw:text-box>
        </draw:frame>
        <draw:frame draw:style-name="gr8" draw:text-style-name="P10" draw:layer="layout" svg:width="7.5cm" svg:height="4.5cm" svg:x="11.412cm" svg:y="4.94cm">
          <draw:text-box>
            <text:p text:style-name="P9"><text:span text:style-name="T1">The state of the RAM when the variable “num” is initialised with the value 18</text:span></text:p>
          </draw:text-box>
        </draw:frame>
        <draw:frame draw:style-name="gr18" draw:text-style-name="P10" draw:layer="layout" svg:width="8cm" svg:height="5.228cm" svg:x="11.25cm" svg:y="16.75cm">
          <draw:text-box>
            <text:p text:style-name="P9"><text:span text:style-name="T1">The state of the RAM when the the value of “tempNum is initialised with the execution of “num * 2”</text:span></text:p>
            <text:p text:style-name="P9"><text:span text:style-name="T1">After execution of “tempNum = num * 2”</text:span></text:p>
          </draw:text-box>
        </draw:frame>
        <draw:frame draw:style-name="gr9" draw:text-style-name="P10" draw:layer="layout" svg:width="2cm" svg:height="1cm" svg:x="2cm" svg:y="16.5cm">
          <draw:text-box>
            <text:p text:style-name="P9"><text:span text:style-name="T1">num</text:span></text:p>
          </draw:text-box>
        </draw:frame>
        <draw:frame draw:style-name="gr10" draw:text-style-name="P11" draw:layer="layout" svg:width="3.5cm" svg:height="2.134cm" svg:x="1cm" svg:y="17.5cm">
          <draw:text-box>
            <text:p><text:span text:style-name="T1">tempNum</text:span></text:p>
          </draw:text-box>
        </draw:frame>
        <draw:frame draw:style-name="gr11" draw:text-style-name="P6" draw:layer="layout" svg:width="4cm" svg:height="0.962cm" svg:x="4.75cm" svg:y="2.75cm">
          <draw:text-box>
            <text:p text:style-name="P5"><text:span text:style-name="T1">RAM</text:span></text:p>
          </draw:text-box>
        </draw:frame>
        <draw:frame draw:style-name="gr11" draw:text-style-name="P6" draw:layer="layout" svg:width="4cm" svg:height="0.962cm" svg:x="4.75cm" svg:y="15.5cm">
          <draw:text-box>
            <text:p text:style-name="P5"><text:span text:style-name="T1">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1T11:04:01.649419311</meta:creation-date>
    <dc:date>2021-11-11T11:52:18.654194839</dc:date>
    <meta:editing-duration>PT16M33S</meta:editing-duration>
    <meta:editing-cycles>2</meta:editing-cycles>
    <meta:generator>LibreOffice/7.2.1.2$Linux_X86_64 LibreOffice_project/20$Build-2</meta:generator>
    <meta:print-date>2021-11-11T11:47:31.150287980</meta:print-date>
    <meta:document-statistic meta:object-count="61"/>
  </office:meta>
</office:document-meta>
</file>